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200000154FCFA79B961A0736D.png" manifest:media-type="image/png"/>
  <manifest:file-entry manifest:full-path="Pictures/10000000000002EB00000140B567A0AB1C8B05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officeooo:rsid="001ee1c9" officeooo:paragraph-rsid="001ee1c9"/>
    </style:style>
    <style:style style:name="P12" style:family="paragraph" style:parent-style-name="Standard">
      <style:text-properties fo:language="ru" fo:country="RU" officeooo:rsid="001fbc66" officeooo:paragraph-rsid="001fbc66"/>
    </style:style>
    <style:style style:name="P13" style:family="paragraph" style:parent-style-name="Standard">
      <style:text-properties fo:language="ru" fo:country="RU" officeooo:rsid="001fbc66" officeooo:paragraph-rsid="002b153f"/>
    </style:style>
    <style:style style:name="P14" style:family="paragraph" style:parent-style-name="Standard">
      <style:text-properties fo:language="ru" fo:country="RU" fo:font-weight="normal" officeooo:rsid="002ef736" officeooo:paragraph-rsid="002ef736" style:font-weight-asian="normal" style:font-weight-complex="normal"/>
    </style:style>
    <style:style style:name="P15" style:family="paragraph" style:parent-style-name="Standard">
      <style:text-properties fo:language="ru" fo:country="RU" fo:font-weight="normal" officeooo:rsid="00328eb4" officeooo:paragraph-rsid="00328eb4" style:font-weight-asian="normal" style:font-weight-complex="normal"/>
    </style:style>
    <style:style style:name="P16" style:family="paragraph" style:parent-style-name="Standard">
      <style:text-properties fo:language="ru" fo:country="RU" fo:font-weight="normal" officeooo:rsid="00364432" officeooo:paragraph-rsid="00364432" style:font-weight-asian="normal" style:font-weight-complex="normal"/>
    </style:style>
    <style:style style:name="P17" style:family="paragraph" style:parent-style-name="Standard">
      <style:text-properties fo:language="ru" fo:country="RU" fo:font-weight="normal" officeooo:rsid="00397457" officeooo:paragraph-rsid="00397457" style:font-weight-asian="normal" style:font-weight-complex="normal"/>
    </style:style>
    <style:style style:name="P18" style:family="paragraph" style:parent-style-name="Standard">
      <style:text-properties officeooo:rsid="001fbc66" officeooo:paragraph-rsid="001fbc66"/>
    </style:style>
    <style:style style:name="P19"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1" style:family="paragraph" style:parent-style-name="Standard" style:list-style-name="L2">
      <style:text-properties fo:language="ru" fo:country="RU" officeooo:rsid="001ee1c9" officeooo:paragraph-rsid="001ee1c9"/>
    </style:style>
    <style:style style:name="P22" style:family="paragraph" style:parent-style-name="Standard">
      <style:text-properties fo:language="ru" fo:country="RU" fo:font-weight="normal" officeooo:rsid="00397457" officeooo:paragraph-rsid="00397457" style:font-weight-asian="normal" style:font-weight-complex="normal"/>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text-properties fo:language="ru" fo:country="RU" fo:font-weight="bold" officeooo:rsid="00406ca0" officeooo:paragraph-rsid="00406ca0" style:font-weight-asian="bold" style:font-weight-complex="bold"/>
    </style:style>
    <style:style style:name="P2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2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2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2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2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3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3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3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3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3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3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36"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3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38"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39"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40"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41"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42"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officeooo:rsid="00308f6c" style:font-style-asian="italic" style:font-style-complex="italic"/>
    </style:style>
    <style:style style:name="T11" style:family="text">
      <style:text-properties officeooo:rsid="00347af2"/>
    </style:style>
    <style:style style:name="T12" style:family="text">
      <style:text-properties text:display="none"/>
    </style:style>
    <style:style style:name="T13" style:family="text">
      <style:text-properties officeooo:rsid="0034eaf8"/>
    </style:style>
    <style:style style:name="T14" style:family="text">
      <style:text-properties officeooo:rsid="00397457"/>
    </style:style>
    <style:style style:name="T15" style:family="text">
      <style:text-properties officeooo:rsid="003a5848"/>
    </style:style>
    <style:style style:name="T16" style:family="text">
      <style:text-properties officeooo:rsid="003b6b02"/>
    </style:style>
    <style:style style:name="T17" style:family="text">
      <style:text-properties officeooo:rsid="003efb42"/>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0">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2547351676" text:style-name="L1"><text:list-item><text:p text:style-name="P25">Управление проектом</text:p></text:list-item><text:list-item><text:p text:style-name="P27">Определение проекта</text:p></text:list-item><text:list-item><text:p text:style-name="P28">Команда проекта</text:p></text:list-item><text:list-item><text:p text:style-name="P28">Команда управления проектом</text:p></text:list-item><text:list-item><text:p text:style-name="P28">Заинтересованная сторона</text:p></text:list-item><text:list-item><text:p text:style-name="P28">Управление заинтересованными сторонами</text:p></text:list-item><text:list-item><text:p text:style-name="P29">Руководство </text:p></text:list-item><text:list-item><text:p text:style-name="P30">Офис управления проектами(PMO)</text:p><text:list><text:list-item><text:p text:style-name="P35">Поддерживающий</text:p></text:list-item><text:list-item><text:p text:style-name="P37">Контролирующий</text:p></text:list-item><text:list-item><text:p text:style-name="P37">Управляющий</text:p></text:list-item></text:list></text:list-item><text:list-item><text:p text:style-name="P31">Организационное управление проектом</text:p></text:list-item><text:list-item><text:p text:style-name="P32">Организационноая структура</text:p><text:list><text:list-item><text:p text:style-name="P39">Матричная</text:p><text:list><text:list-item><text:p text:style-name="P41">Сильная </text:p></text:list-item><text:list-item><text:p text:style-name="P42">Слабая</text:p></text:list-item><text:list-item><text:p text:style-name="P42">Сбалансированная</text:p></text:list-item></text:list></text:list-item><text:list-item><text:p text:style-name="P39">Функцональная</text:p></text:list-item><text:list-item><text:p text:style-name="P40">Проектно-ориентированная</text:p><text:p text:style-name="P40"/></text:list-item></text:list></text:list-item><text:list-item><text:p text:style-name="P26">Project expediter</text:p></text:list-item><text:list-item><text:p text:style-name="P33">Project coordinator</text:p></text:list-item><text:list-item><text:p text:style-name="P33">Факторы среды предприятия</text:p></text:list-item><text:list-item><text:p text:style-name="P33">Активы процессов предприятия</text:p><text:list><text:list-item><text:p text:style-name="P36">Процессы, политики, процедуры</text:p></text:list-item><text:list-item><text:p text:style-name="P38">Историческая информация</text:p></text:list-item><text:list-item><text:p text:style-name="P38">Извлеченные уроки</text:p></text:list-item></text:list></text:list-item><text:list-item><text:p text:style-name="P33">Журнал допущений</text:p></text:list-item><text:list-item><text:p text:style-name="P33">Допущения</text:p></text:list-item><text:list-item><text:p text:style-name="P33">Ограничения</text:p></text:list-item><text:list-item><text:p text:style-name="P33">Данные об исполнении работ, информация и отчеты</text:p></text:list-item><text:list-item><text:p text:style-name="P33">Operational work</text:p></text:list-item><text:list-item><text:p text:style-name="P34">Управление программой</text:p></text:list-item><text:list-item><text:p text:style-name="P34">Управление портфелем</text:p></text:list-item><text:list-item><text:p text:style-name="P34">Экспертное суждение</text:p></text:list-item><text:list-item><text:p text:style-name="P34">Встречи</text:p></text:list-item></text:list><text:p text:style-name="P19"/><text:p text:style-name="P19"/><text:p text:style-name="P19"/></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1"><text:tab/>На экзамене предполагается, что проект имеет следующие характеристики:</text:p>
      <text:list xml:id="list1443756973" text:style-name="L2">
        <text:list-item>
          <text:p text:style-name="P21">Это временная деятельность <text:s/>, обладающая <text:s/>началом и концом.</text:p>
        </text:list-item>
        <text:list-item>
          <text:p text:style-name="P21">Проект создает уникальный продукт, услугу или результат.</text:p>
        </text:list-item>
      </text:list>
      <text:p text:style-name="P18"><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2"><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2"><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2"><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2"><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2"><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2"><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2"><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2"><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2"><text:tab/></text:p>
      <text:p text:style-name="P6">Почему Существуют Проекты</text:p>
      <text:p text:style-name="P13"><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3"><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3"><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3"><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3"><text:tab/></text:p>
      <text:p text:style-name="P7">Управление</text:p>
      <text:p text:style-name="P14"><text:tab/>Управление организацией<text:span text:style-name="T9">(</text:span><text:span text:style-name="T10">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4"><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4"/>
      <text:p text:style-name="P8">Что такое управление портфелем?(стр.15)</text:p>
      <text:p text:style-name="P15"><text:tab/>Портфель включает в себя программы, отдельные проекты и другую связанную с ними оперативную работу, которые <text:s/>приор<text:span text:style-name="T11">етизируются </text:span><text:s/>и реализуются для достижения конкретной стратегической бизнес-цели (см. <text:span text:style-name="T1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1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5"><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B567A0AB1C8B05BD.png" xlink:type="simple" xlink:show="embed" xlink:actuate="onLoad" loext:mime-type="image/png"/><svg:title>Рисунок 2.1</svg:title><svg:desc>Рисунок 2.1</svg:desc></draw:frame><text:span text:style-name="T12"><text:line-break/></text:span>Figure <text:span text:style-name="T13">2.1</text:span>: Управление портфелем</text:p></draw:text-box></draw:frame><text:soft-page-break/></text:p>
      <text:p text:style-name="P15"/>
      <text:p text:style-name="P9">Что такое управление программами? <text:span text:style-name="T15">Стр. 14</text:span></text:p>
      <text:p text:style-name="P16"><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6"><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12"><text:line-break/></text:span>Figure <text:span text:style-name="T14">2.2</text:span>: Управление программой</text:p></draw:text-box></draw:frame></text:p>
      <text:p text:style-name="P16"/>
      <text:p text:style-name="P16"/>
      <text:p text:style-name="P10"><text:soft-page-break/>Что такое управление проектами? Почему это так важно? <text:span text:style-name="T15">Стр. 10</text:span></text:p>
      <text:p text:style-name="P17"><text:tab/>Управление проектами - это одновременно и <text:span text:style-name="T1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7"><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7"><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7"><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1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7"/>
      <text:p text:style-name="P24">Что такое Организационное управлением проектами? (OPM) стр.16</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9T23:07:09.948295366</dc:date>
    <meta:editing-duration>PT13H45M15S</meta:editing-duration>
    <meta:editing-cycles>30</meta:editing-cycles>
    <meta:document-statistic meta:table-count="0" meta:image-count="2" meta:object-count="0" meta:page-count="5" meta:paragraph-count="78" meta:word-count="1736" meta:character-count="12979" meta:non-whitespace-character-count="11320"/>
  </office:meta>
</office:document-meta>
</file>